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5338"/>
    </style:style>
    <style:style style:name="P2" style:family="paragraph" style:parent-style-name="Standard">
      <style:text-properties style:text-position="0% 100%" officeooo:paragraph-rsid="001c5338"/>
    </style:style>
    <style:style style:name="P3" style:family="paragraph" style:parent-style-name="Standard">
      <style:text-properties officeooo:paragraph-rsid="001db886"/>
    </style:style>
    <style:style style:name="P4" style:family="paragraph" style:parent-style-name="Title">
      <style:text-properties fo:color="#81d41a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 loext:padding="0.049cm" loext:border-left="2.3pt solid #c9211e" loext:border-right="2.3pt solid #c9211e" loext:border-top="2.04pt solid #ffff38" loext:border-bottom="2.55pt solid #2a6099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presentació de la Informació</text:p>
      <text:p text:style-name="Standard">6)</text:p>
      <text:p text:style-name="Standard"><text:tab/><text:tab/><text:tab/><text:tab/>128<text:tab/>64<text:tab/>32<text:tab/>16<text:tab/>8<text:tab/>4<text:tab/>2<text:tab/>1</text:p>
      <text:p text:style-name="Standard"><text:tab/>89 <text:s/><text:tab/><text:tab/><text:tab/><text:tab/> <text:s text:c="2"/>1<text:tab/>0<text:tab/>1<text:tab/>1<text:tab/>0<text:tab/>0<text:tab/>1</text:p>
      <text:p text:style-name="Standard"><text:tab/>25 <text:s/><text:tab/><text:tab/>+<text:tab/><text:tab/><text:tab/> <text:s text:c="3"/><text:tab/>1<text:tab/>1<text:tab/>0<text:tab/>0<text:tab/>1</text:p>
      <text:p text:style-name="Standard"><text:tab/><text:tab/><text:tab/> ---------------------------------------------------------</text:p>
      <text:p text:style-name="Standard"><text:s text:c="2"/>114<text:tab/><text:tab/> <text:s/><text:tab/> <text:s text:c="5"/>1<text:tab/>1<text:tab/>0<text:tab/>0<text:tab/>0<text:tab/>1<text:tab/>0</text:p>
      <text:p text:style-name="Standard"/>
      <text:p text:style-name="Standard">7)</text:p>
      <text:p text:style-name="Standard"><text:tab/><text:tab/><text:tab/><text:tab/><text:tab/><text:tab/><text:tab/>83<text:span text:style-name="T1">10 <text:s text:c="5"/></text:span><text:span text:style-name="T2"><text:s text:c="2"/>-83</text:span><text:span text:style-name="T1">10</text:span></text:p>
      <text:p text:style-name="P2">Signe_Magnitut<text:tab/><text:tab/><text:tab/> 01010011 11010011</text:p>
      <text:p text:style-name="P1">Complement A1<text:tab/><text:tab/><text:tab/>01010011 10101100</text:p>
      <text:p text:style-name="P1">Complement A2<text:tab/><text:tab/><text:tab/>1010011 10101100</text:p>
      <text:p text:style-name="P1"/>
      <text:p text:style-name="P1"/>
      <text:p text:style-name="P1"/>
      <text:p text:style-name="P1"/>
      <text:p text:style-name="P1"/>
      <text:p text:style-name="P1"><text:soft-page-break/>8)</text:p>
      <text:p text:style-name="P1">10001011<text:span text:style-name="T1">2</text:span></text:p>
      <text:p text:style-name="P1">Còdic Binari<text:tab/><text:tab/><text:tab/>10001011</text:p>
      <text:p text:style-name="P1">Signe i magnitut<text:tab/><text:tab/>10001011</text:p>
      <text:p text:style-name="Standard">Complement A1<text:tab/><text:tab/>010001011</text:p>
      <text:p text:style-name="Standard">Complement A2 <text:tab/><text:tab/>10001011</text:p>
      <text:p text:style-name="Standard"/>
      <text:p text:style-name="Standard">9)</text:p>
      <text:p text:style-name="P3">Código Binario <text:tab/><text:tab/><text:tab/>0-255 </text:p>
      <text:p text:style-name="P3">Signo y magnitud <text:tab/><text:tab/>127-(-127)</text:p>
      <text:p text:style-name="P3">Complemento A1 <text:tab/><text:tab/><text:tab/>127-(-127)</text:p>
      <text:p text:style-name="P3">Complemento A2<text:tab/><text:tab/><text:tab/>127-(-128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handas" fo:font-family="Chandas" style:font-pitch="variable" fo:font-size="15pt" fo:language="zxx" fo:country="none" style:font-size-asian="13.1000003814697pt" style:language-asian="zxx" style:country-asian="none" style:font-size-complex="15pt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1T23:00:34.130785444</meta:creation-date>
    <dc:date>2021-11-21T23:14:21.157470974</dc:date>
    <meta:editing-duration>PT1M26S</meta:editing-duration>
    <meta:editing-cycles>1</meta:editing-cycles>
    <meta:document-statistic meta:table-count="0" meta:image-count="0" meta:object-count="0" meta:page-count="2" meta:paragraph-count="23" meta:word-count="80" meta:character-count="540" meta:non-whitespace-character-count="405"/>
    <meta:generator>LibreOffice/7.2.2.2$Linux_X86_64 LibreOffice_project/20$Build-2</meta:generator>
  </office:meta>
</office:document-meta>
</file>